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INCUBADORA RODRIGUEZ SAC</text:p>
            <text:p text:style-name="P5"><text:span text:style-name="T15">Dni</text:span><text:span text:style-name="T14">:</text:span></text:p>
            <text:p text:style-name="P5"><text:span text:style-name="T15">Ruc</text:span><text:span text:style-name="T14">:2048177727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ERICKA RODRIGUEZ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CHICKEN BAB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0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5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8</text:p>
          </table:table-cell>
          <table:table-cell table:style-name="Tableau1.D2" office:value-type="string">
            <text:p text:style-name="P18">1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8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FRANCISCO RODRIGUEZ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8</text:span></text:p>
          </table:table-cell>
        </table:table-row>
        <table:table-row>
          <table:table-cell table:style-name="Tabla5.A2" office:value-type="string">
            <text:p text:style-name="P1"><text:span text:style-name="T4">FRANCISCO RODRIGUEZ</text:span></text:p>
          </table:table-cell>
          <table:table-cell table:style-name="Tabla5.A2" office:value-type="string">
            <text:p text:style-name="P1"><text:span text:style-name="T4">POLLOS CO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5:11:4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